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669cm" fo:break-before="auto" style:use-optimal-row-height="true"/>
    </style:style>
    <style:style style:name="ro2" style:family="table-row">
      <style:table-row-properties style:row-height="1.91cm" fo:break-before="auto" style:use-optimal-row-height="true"/>
    </style:style>
    <style:style style:name="ro3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35cm solid #000000"/>
      <style:text-properties style:font-name="Times New Roman" fo:font-size="10pt" fo:font-weight="bold" style:font-size-asian="10pt" style:font-weight-asian="bold" style:font-size-complex="10pt" style:font-weight-complex="bold" fo:hyphenate="true"/>
    </style:style>
    <style:style style:name="ce2" style:family="table-cell" style:parent-style-name="Default">
      <style:table-cell-properties fo:wrap-option="wrap" fo:border="0.035cm solid #000000"/>
      <style:text-properties style:font-name="Times New Roman" fo:font-size="10pt" style:font-size-asian="10pt" style:font-size-complex="10pt" fo:hyphenate="tru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типы поисков (люди, ищущие что-то <text:s text:c="7"/>уровни поиска</text:p>
          </table:table-cell>
          <table:table-cell table:style-name="ce1" office:value-type="string">
            <text:p>ищущие слова (факты)</text:p>
          </table:table-cell>
          <table:table-cell table:style-name="ce1" office:value-type="string">
            <text:p><text:s/>Ищущие наборы <text:s/>слов</text:p>
          </table:table-cell>
          <table:table-cell table:style-name="ce1" office:value-type="string">
            <text:p>Ищущие определения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Значения слов</text:p>
          </table:table-cell>
          <table:table-cell table:style-name="ce1" office:value-type="string">
            <text:p>толковые и иные словари</text:p>
          </table:table-cell>
          <table:table-cell office:value-type="string">
            <text:p>словарные значения наборов поисковых слов</text:p>
          </table:table-cell>
          <table:table-cell office:value-type="string">
            <text:p>категориальный состав википедий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информация по ключевым словам</text:p>
          </table:table-cell>
          <table:table-cell office:value-type="string">
            <text:p>наборы ссылок на сайты, на которых содержатся поисковые слова</text:p>
          </table:table-cell>
          <table:table-cell table:style-name="ce1" office:value-type="string">
            <text:p>содержимое сети, тезаурусы</text:p>
          </table:table-cell>
          <table:table-cell office:value-type="string">
            <text:p>ссылки на сайты, на которые отсылают определения википедии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категории википедии</text:p>
          </table:table-cell>
          <table:table-cell office:value-type="string">
            <text:p>википедийное определение значений поисковых слова</text:p>
          </table:table-cell>
          <table:table-cell office:value-type="string">
            <text:p>Википедийное определение наборов поисковых слов</text:p>
          </table:table-cell>
          <table:table-cell table:style-name="ce1" office:value-type="string">
            <text:p>википедии</text:p>
          </table:table-cell>
          <table:table-cell table:number-columns-repeated="1020"/>
        </table:table-row>
        <table:table-row table:style-name="ro3" table:number-rows-repeated="65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2">12.09.2009</text:date>, <text:time>10:1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09-12T09:59:48</meta:creation-date>
    <dc:date>2009-09-12T10:14:25</dc:date>
    <dc:creator>simon kordonsky</dc:creator>
    <meta:editing-duration>PT00H14M39S</meta:editing-duration>
    <meta:editing-cycles>1</meta:editing-cycles>
    <meta:document-statistic meta:table-count="3" meta:cell-count="16" meta:object-count="0"/>
    <meta:generator>OpenOffice.org/3.0$Unix OpenOffice.org_project/300m15$Build-9379</meta:generator>
  </office:meta>
</office:document-meta>
</file>